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M Mono 12" svg:font-family="'LM Mono 12'"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36109" officeooo:paragraph-rsid="00136109"/>
    </style:style>
    <style:style style:name="P2" style:family="paragraph" style:parent-style-name="Text_20_body">
      <style:text-properties officeooo:rsid="00163c78" officeooo:paragraph-rsid="00163c78"/>
    </style:style>
    <style:style style:name="P3" style:family="paragraph" style:parent-style-name="Text_20_body">
      <style:text-properties fo:language="nl" fo:country="NL" officeooo:rsid="00291af9" officeooo:paragraph-rsid="002ac178"/>
    </style:style>
    <style:style style:name="P4" style:family="paragraph" style:parent-style-name="Text_20_body">
      <style:text-properties officeooo:rsid="00397f8a" officeooo:paragraph-rsid="00397f8a"/>
    </style:style>
    <style:style style:name="P5" style:family="paragraph" style:parent-style-name="Text_20_body" style:list-style-name="L1">
      <style:text-properties officeooo:paragraph-rsid="001e4625"/>
    </style:style>
    <style:style style:name="P6" style:family="paragraph" style:parent-style-name="Text_20_body" style:list-style-name="L1">
      <style:text-properties officeooo:paragraph-rsid="002b90dd"/>
    </style:style>
    <style:style style:name="P7" style:family="paragraph" style:parent-style-name="Text_20_body" style:list-style-name="L1">
      <style:text-properties officeooo:rsid="001722da" officeooo:paragraph-rsid="001722da"/>
    </style:style>
    <style:style style:name="P8" style:family="paragraph" style:parent-style-name="Text_20_body" style:list-style-name="L1">
      <style:text-properties officeooo:rsid="0018f1e5" officeooo:paragraph-rsid="0018f1e5"/>
    </style:style>
    <style:style style:name="P9" style:family="paragraph" style:parent-style-name="Text_20_body" style:list-style-name="L1">
      <style:text-properties officeooo:rsid="001b8b88" officeooo:paragraph-rsid="001b8b88"/>
    </style:style>
    <style:style style:name="P10" style:family="paragraph" style:parent-style-name="Text_20_body" style:list-style-name="L1">
      <style:text-properties officeooo:rsid="001cb3b3" officeooo:paragraph-rsid="001cb3b3"/>
    </style:style>
    <style:style style:name="P11" style:family="paragraph" style:parent-style-name="Text_20_body" style:list-style-name="L1">
      <style:text-properties officeooo:rsid="002020da" officeooo:paragraph-rsid="002020da"/>
    </style:style>
    <style:style style:name="P12" style:family="paragraph" style:parent-style-name="Text_20_body" style:list-style-name="L1">
      <style:text-properties officeooo:rsid="00212c16" officeooo:paragraph-rsid="00212c16"/>
    </style:style>
    <style:style style:name="P13" style:family="paragraph" style:parent-style-name="Text_20_body" style:list-style-name="L1">
      <style:text-properties officeooo:rsid="0025a5a8" officeooo:paragraph-rsid="0025a5a8"/>
    </style:style>
    <style:style style:name="P14" style:family="paragraph" style:parent-style-name="Text_20_body" style:list-style-name="L1">
      <style:text-properties officeooo:rsid="0032a62f" officeooo:paragraph-rsid="0032a62f"/>
    </style:style>
    <style:style style:name="P15" style:family="paragraph" style:parent-style-name="Text_20_body" style:list-style-name="L1">
      <style:text-properties officeooo:rsid="0037149b" officeooo:paragraph-rsid="0037149b"/>
    </style:style>
    <style:style style:name="P16" style:family="paragraph" style:parent-style-name="Text_20_body" style:list-style-name="L1">
      <style:text-properties style:font-name="Liberation Serif1" officeooo:rsid="002db3c8" officeooo:paragraph-rsid="002db3c8"/>
    </style:style>
    <style:style style:name="P17" style:family="paragraph" style:parent-style-name="Text_20_body" style:list-style-name="L1">
      <style:text-properties style:font-name="Liberation Serif1" officeooo:rsid="003195be" officeooo:paragraph-rsid="003195be"/>
    </style:style>
    <style:style style:name="P18" style:family="paragraph" style:parent-style-name="Text_20_body" style:list-style-name="L1">
      <style:text-properties style:font-name="Liberation Serif1" officeooo:rsid="00355a7e" officeooo:paragraph-rsid="00355a7e"/>
    </style:style>
    <style:style style:name="P19" style:family="paragraph" style:parent-style-name="Text_20_body" style:list-style-name="L2">
      <style:text-properties officeooo:paragraph-rsid="002ac178"/>
    </style:style>
    <style:style style:name="P20" style:family="paragraph" style:parent-style-name="Text_20_body" style:list-style-name="L3">
      <style:text-properties fo:language="nl" fo:country="NL" officeooo:rsid="00291af9" officeooo:paragraph-rsid="00291af9"/>
    </style:style>
    <style:style style:name="P21" style:family="paragraph" style:parent-style-name="Text_20_body">
      <style:text-properties officeooo:rsid="00128d53" officeooo:paragraph-rsid="00128d53"/>
    </style:style>
    <style:style style:name="P22" style:family="paragraph" style:parent-style-name="Text_20_body">
      <style:text-properties officeooo:rsid="003aec2e" officeooo:paragraph-rsid="003c0ef8"/>
    </style:style>
    <style:style style:name="P23" style:family="paragraph" style:parent-style-name="Text_20_body">
      <style:text-properties officeooo:rsid="003e7e44" officeooo:paragraph-rsid="003e7e44"/>
    </style:style>
    <style:style style:name="P24" style:family="paragraph" style:parent-style-name="Title">
      <style:text-properties officeooo:rsid="00128d53" officeooo:paragraph-rsid="00128d53"/>
    </style:style>
    <style:style style:name="P25" style:family="paragraph" style:parent-style-name="Heading_20_2">
      <style:text-properties officeooo:rsid="003893b5" officeooo:paragraph-rsid="003893b5"/>
    </style:style>
    <style:style style:name="P26" style:family="paragraph" style:parent-style-name="Heading_20_1">
      <style:text-properties officeooo:rsid="003e7e44" officeooo:paragraph-rsid="003e7e44"/>
    </style:style>
    <style:style style:name="T1" style:family="text">
      <style:text-properties officeooo:rsid="0013ceea"/>
    </style:style>
    <style:style style:name="T2" style:family="text">
      <style:text-properties officeooo:rsid="0019939c"/>
    </style:style>
    <style:style style:name="T3" style:family="text">
      <style:text-properties officeooo:rsid="001dad13"/>
    </style:style>
    <style:style style:name="T4" style:family="text">
      <style:text-properties officeooo:rsid="001e4625"/>
    </style:style>
    <style:style style:name="T5" style:family="text">
      <style:text-properties officeooo:rsid="00216316"/>
    </style:style>
    <style:style style:name="T6" style:family="text">
      <style:text-properties style:font-name="LM Mono 12"/>
    </style:style>
    <style:style style:name="T7" style:family="text">
      <style:text-properties officeooo:rsid="002ac178"/>
    </style:style>
    <style:style style:name="T8" style:family="text">
      <style:text-properties fo:language="nl" fo:country="NL" officeooo:rsid="00291af9"/>
    </style:style>
    <style:style style:name="T9" style:family="text">
      <style:text-properties fo:language="nl" fo:country="NL" officeooo:rsid="002ac178"/>
    </style:style>
    <style:style style:name="T10" style:family="text">
      <style:text-properties officeooo:rsid="002b90dd"/>
    </style:style>
    <style:style style:name="T11" style:family="text">
      <style:text-properties style:font-name="Liberation Serif1"/>
    </style:style>
    <style:style style:name="T12" style:family="text">
      <style:text-properties style:font-name="Liberation Serif1" officeooo:rsid="002b90dd"/>
    </style:style>
    <style:style style:name="T13" style:family="text">
      <style:text-properties style:font-name="Liberation Serif1" officeooo:rsid="00349d04"/>
    </style:style>
    <style:style style:name="T14" style:family="text">
      <style:text-properties style:font-name="Liberation Serif1" officeooo:rsid="0038287a"/>
    </style:style>
    <style:style style:name="T15" style:family="text">
      <style:text-properties officeooo:rsid="002f145d"/>
    </style:style>
    <style:style style:name="T16" style:family="text">
      <style:text-properties officeooo:rsid="00326414"/>
    </style:style>
    <style:style style:name="T17" style:family="text">
      <style:text-properties officeooo:rsid="003c0ef8"/>
    </style:style>
    <style:style style:name="T18" style:family="text">
      <style:text-properties officeooo:rsid="003ee3dd"/>
    </style:style>
    <style:style style:name="T19" style:family="text">
      <style:text-properties officeooo:rsid="003fe3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Wxd: a wxErlang demo</text:p>
      <text:p text:style-name="P22">This demo application bears great similarity with the wxPython demo program and uses much material from it. But, since this is Erlang and not Python, its internals are very different. <text:span text:style-name="T19">Writing this demo application is my first attempt to get familiar with Erlang’s wxWidgets implementation.</text:span></text:p>
      <text:p text:style-name="P22">The application makes use of a controller, which implements the major functionality of the program and a viewer which deals with the wxErlang details. This is not a highly formalized implementation of the MVC, <text:span text:style-name="T17">MVP </text:span>pattern or whatever, but a more pragmatic approach which works well for me. </text:p>
      <text:h text:style-name="P26" text:outline-level="1">Application structure</text:h>
      <text:p text:style-name="P23">The `wxd’ application is a regular Erlang application with a `wxd_app’ application behavior which starts the `wxd_sup’ supervisor which starts the `wxd_ctrl’ controller. The controller is implemented as a `gen_statem’ state machine using the first state enter function to <text:span text:style-name="T18">initiate the `rtps_view’ view. The view is implemented as a `wx_object’ behavior.</text:span></text:p>
      <text:p text:style-name="P23"/>
      <text:p text:style-name="P21"/>
      <text:list xml:id="list7357177229452116615" text:style-name="L1">
        <text:list-item>
          <text:p text:style-name="P5"><text:span text:style-name="T4">Use the </text:span><text:a xlink:type="simple" xlink:href="http://www.erlang.se/doc/programming_rules.shtml" text:style-name="Internet_20_link" text:visited-style-name="Visited_20_Internet_20_Link"><text:span text:style-name="T4">Programming Rules and Conventions</text:span></text:a><text:span text:style-name="T4">;</text:span></text:p>
        </text:list-item>
        <text:list-item>
          <text:p text:style-name="P7">Use API calls instead of sending messages directly. This allows for better tracing, testing, use of dialyzer and better documentation;</text:p>
        </text:list-item>
        <text:list-item>
          <text:p text:style-name="P8">Because the ‘state’ of a GUI tends to be complex, use ‘handle_event_function’ for the callback mode <text:span text:style-name="T2">in the controller </text:span>so we can use complex states;</text:p>
        </text:list-item>
        <text:list-item>
          <text:p text:style-name="P9">Top-level wx_objects, such as the main frame, are under control of the application’s supervisor: make sure the start_link/3,4 functions return the proper format for the supervisor:start_child/2 function. <text:span text:style-name="T3">Also, such processes should be started as temporary children of the supervisor to prevent error conditions in the supervisor while stopping the application;</text:span></text:p>
        </text:list-item>
        <text:list-item>
          <text:p text:style-name="P10">Top-level wx_objects should start a wx server in their init/1 function and destroy it in their terminate/3 function and have trap_exit set to true; </text:p>
        </text:list-item>
        <text:list-item>
          <text:p text:style-name="P11">On termination of a wx_object, at least for the wx_view module, the destroy functions are called for the frame and wx. Does this matter since the application is terminated anyhow and is this just window dressing?</text:p>
        </text:list-item>
        <text:list-item>
          <text:p text:style-name="P12">Some changes in the view depend on what’s happening in the view itself, such as, for, example selecting some text which should enable the copy, maybe the cut, menu items. We can either inform the controller of the event, selecting the text, and leave it up to the controller to instruct the view to make the appropriate changes, or, the view could act on such events itself directly. With the first approach, all actions are controlled by the controller which gives a clear <text:span text:style-name="T5">division of responsibilities but may lead to more complexity of the controller., and the API of the viewer will also have to deal with all these calls. The second </text:span><text:soft-page-break/><text:span text:style-name="T5">approach allows for a tight and probably obvious way of coding dependencies.<text:line-break/>For now, all wxUpdateUI events are to be handled within the view itself. Other events, such as selecting menu items, are to be aggregated by the view and passed to the controller as ‘commands’: i.e. opening a file may be initiated by selecting the open file menu item, clicking a tool on the tool bar or typing the ^O shortcut key combination, which should result in the same ‘open file’ command from the view to the controller.</text:span></text:p>
        </text:list-item>
        <text:list-item>
          <text:p text:style-name="P13">To use wxUpdateUI events for menu items, use the following code to ‘connect’:<text:line-break/><text:span text:style-name="T6">wxFrame:connect(Frame, update_ui, [{id, ?wxID_CUT}])</text:span><text:line-break/>with an optional <text:span text:style-name="T6">{callback, fun/2}</text:span> option. Connecting should be done to the frame and not the menu (item) or menu bar. With this construction, the wxEpdateUIEvent functions can be used, such as check, enable etc. Using this construction, just before displaying the menu with the menu item identified by the the wxID_CUT (or whatever id used), an update_ui event is triggered and can be used to make changes to the menu item based on whatever conditions or state of the GUI;</text:p>
        </text:list-item>
        <text:list-item>
          <text:p text:style-name="P6"><text:span text:style-name="T10">This is the actual code to use wxUpdateUi as intended wxUpdateUIEvent, i.e. using wxUpdateUIEvent:check/2 etc.:<text:line-break/></text:span><text:span text:style-name="T6"> CB = fun(_Evt, Obj) →<text:line-break/> Bool = wxUpdateUIEvent:enable(Obj, false),<text:line-break/> io:format("did it ~p~n", [Bool])<text:line-break/> end,<text:line-break/> wxFrame:connect(Frame, update_ui, [{id, ?wxID_COPY}, {callback, CB}]),<text:line-break/></text:span><text:span text:style-name="T12">For the wxUpdateUIEvent functions to work, the event object Obj is needed, which refers to the widget which should be updated. This implies that one could also use the wx_object:handle_sync_event/3 approach with the connect having ‘callback’ instead of {callback, CB} as an option. </text:span></text:p>
        </text:list-item>
        <text:list-item>
          <text:p text:style-name="P14"><text:span text:style-name="T12">Y</text:span><text:span text:style-name="T11">OU CAN’T CONNECT UPDATE_UI EVENTS TO A MENU BUT SHOULD USE THE FRAME OR OTHER </text:span><text:span text:style-name="T13">WX</text:span><text:span text:style-name="T11">WINDOW </text:span><text:span text:style-name="T13">DERIVED </text:span><text:span text:style-name="T11">TYPE!</text:span></text:p>
        </text:list-item>
        <text:list-item>
          <text:p text:style-name="P15"><text:span text:style-name="T11">To connect a whole range of IDs to, for example, the update_ui event, use the following code. Fot each of the IDs in the specified range, an event is generated.<text:line-break/></text:span><text:span text:style-name="T6">wxFrame:connect(Frame, update_ui, [{id, ?wxID_LOWEST}, {lastId, ?wxID_HIGHEST}])</text:span><text:span text:style-name="T14">;</text:span></text:p>
        </text:list-item>
        <text:list-item>
          <text:p text:style-name="P16">Many functions take the form:</text:p>
          <text:list>
            <text:list-item>
              <text:p text:style-name="P16">create content, i.e. <text:span text:style-name="T15">widgets</text:span>;</text:p>
            </text:list-item>
            <text:list-item>
              <text:p text:style-name="P16">add attributes which set appearance and behavior of the created content;</text:p>
            </text:list-item>
            <text:list-item>
              <text:p text:style-name="P16">setup event handling;</text:p>
            </text:list-item>
            <text:list-item>
              <text:p text:style-name="P16">materialize the created thingy.</text:p>
            </text:list-item>
          </text:list>
        </text:list-item>
        <text:list-item>
          <text:p text:style-name="P17"><text:soft-page-break/>Only create event sources that will be handled. Unhandled events <text:span text:style-name="T16">should be considered as bugs and a warning that something is wrong. Following this rule will prevent sloppy programming;</text:span></text:p>
        </text:list-item>
        <text:list-item>
          <text:p text:style-name="P18">Using callback functions defined close to where the widget is defined that it operates on makes it harder to find all the view’s functions. All functions that implement the ‘copy’ actions, are spread all over the module. However, putting all functions in the handle_event function will make the code complex since, for example, the copy function would have to deal with all different sources to copy from;</text:p>
        </text:list-item>
        <text:list-item>
          <text:p text:style-name="P18"/>
        </text:list-item>
      </text:list>
      <text:p text:style-name="P1">wxd is a demo of the Erlang implementation of wxWidgets. It showcases the GUI elements in wxErlang and how to make use of them. This demo is highly inspired by the wxPython demo and shamelessly makes use of the its code and resources. The goal of the project is to get familiar with wxErlang and <text:span text:style-name="T1">find how to organize a GUI application in Erlang. With the wxPython demo as a starting point, many of the basic wxErlang features could be implemented quite easily, but the whole demo does require a lot more thought on organizing modules, internal coupling etc. The inherent complexity of GUI applications is notorious and for me this project was mainly intended for finding some programming pattern I could work with.</text:span></text:p>
      <text:p text:style-name="P3">Als een bepaald onderdeel de focus krijgt, bepaalt dat onderdeel voor sommige onderdelen van het menu en de toolbar hoe die eruit zien en wat ze doen. Bijvoorbeeld, als er in de overview een stuk tekst is geselecteerd en de overview de focus heeft, moeteen de copy-menu-item en de copy toolbar icon ge-enabled worden. <text:span text:style-name="T7">Wat als we:</text:span></text:p>
      <text:list xml:id="list6812807739614775596" text:style-name="L2">
        <text:list-item>
          <text:p text:style-name="P19"><text:span text:style-name="T9">Elke keer dat een onderdeel, bijvoorbeeld ‘ovr’ de focus krijgt de functie behorende bij ‘ovr’ actueel maken zodat deze functie als eerste de kans krijgt om te reageren op events, zoals een update_ui event. </text:span><text:span text:style-name="T8">:</text:span></text:p>
        </text:list-item>
      </text:list>
      <text:list xml:id="list5119012297066272858" text:style-name="L3">
        <text:list-item>
          <text:p text:style-name="P20">elke keer dat een menu geopend wordt kijken of de menu-items actief of niet actief moeten zijn door te kijken welk onderdeel de focus heeft en afhankelijk daarvan code uit te voeren, of,</text:p>
        </text:list-item>
        <text:list-item>
          <text:p text:style-name="P20">elke keer dat een onderdeel de focus krijgt de status van de GUI </text:p>
        </text:list-item>
      </text:list>
      <text:p text:style-name="P2"/>
      <text:h text:style-name="P25" text:outline-level="2">Modifying wxErlang</text:h>
      <text:p text:style-name="P4">In the directory otp/lib/wx/api_gen, make changes to the file wxapi.conf. Download the wxGTK 2,8,12 sources and put them somewhere convenient. Next run the command:<text:line-break/><text:span text:style-name="T6">make WXGTK_DIR=/home/frans/wxGTK-2.8.12/include/ GL_DIR=/usr/include/GL/</text:span><text:line-break/>from the api_gen direcotry. When done, change to the otp directory and rebuild using m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M Mono 12" svg:font-family="'LM Mono 12'"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08:18:29.267201973</meta:creation-date>
    <dc:date>2019-03-01T09:26:41.386393309</dc:date>
    <meta:editing-duration>P3DT9H48M</meta:editing-duration>
    <meta:editing-cycles>35</meta:editing-cycles>
    <meta:generator>LibreOffice/5.2.7.2$Linux_X86_64 LibreOffice_project/20m0$Build-2</meta:generator>
    <meta:document-statistic meta:table-count="0" meta:image-count="0" meta:object-count="0" meta:page-count="3" meta:paragraph-count="31" meta:word-count="1193" meta:character-count="7348" meta:non-whitespace-character-count="6198"/>
  </office:meta>
</office:document-meta>
</file>